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Overpass" svg:font-family="Overpass, 'Open Sans', Helvetica, sans-serif"/>
    <style:font-face style:name="Segoe UI" svg:font-family="'Segoe UI', 'Segoe WP', 'Segoe UI WPC', Tahom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3b812b"/>
    </style:style>
    <style:style style:name="P2" style:family="paragraph" style:parent-style-name="Standard">
      <style:text-properties officeooo:paragraph-rsid="003d4dff"/>
    </style:style>
    <style:style style:name="P3" style:family="paragraph" style:parent-style-name="Standard">
      <style:text-properties officeooo:rsid="003def4f" officeooo:paragraph-rsid="003def4f"/>
    </style:style>
    <style:style style:name="P4" style:family="paragraph" style:parent-style-name="Standard">
      <style:text-properties officeooo:rsid="0041392a" officeooo:paragraph-rsid="0041392a"/>
    </style:style>
    <style:style style:name="P5" style:family="paragraph" style:parent-style-name="Standard">
      <style:text-properties officeooo:rsid="004285d9" officeooo:paragraph-rsid="0043b6aa"/>
    </style:style>
    <style:style style:name="P6" style:family="paragraph" style:parent-style-name="Standard">
      <style:text-properties officeooo:rsid="00456139" officeooo:paragraph-rsid="00456139"/>
    </style:style>
    <style:style style:name="P7" style:family="paragraph" style:parent-style-name="Standard">
      <style:text-properties officeooo:rsid="003d4dff" officeooo:paragraph-rsid="003d4dff"/>
    </style:style>
    <style:style style:name="P8" style:family="paragraph" style:parent-style-name="Standard">
      <style:text-properties officeooo:rsid="0044394d" officeooo:paragraph-rsid="004572df"/>
    </style:style>
    <style:style style:name="P9" style:family="paragraph" style:parent-style-name="Standard">
      <style:text-properties officeooo:rsid="0044394d" officeooo:paragraph-rsid="00543a87"/>
    </style:style>
    <style:style style:name="P10" style:family="paragraph" style:parent-style-name="Standard">
      <style:text-properties officeooo:rsid="0044394d" officeooo:paragraph-rsid="0055e9a7"/>
    </style:style>
    <style:style style:name="P11" style:family="paragraph" style:parent-style-name="Standard">
      <style:text-properties officeooo:rsid="0044394d" officeooo:paragraph-rsid="00609dd7"/>
    </style:style>
    <style:style style:name="P12" style:family="paragraph" style:parent-style-name="Standard">
      <style:text-properties officeooo:rsid="0044394d" officeooo:paragraph-rsid="007c6c78"/>
    </style:style>
    <style:style style:name="P13" style:family="paragraph" style:parent-style-name="Standard">
      <style:text-properties officeooo:rsid="0044394d" officeooo:paragraph-rsid="0086f13f"/>
    </style:style>
    <style:style style:name="P14" style:family="paragraph" style:parent-style-name="Standard">
      <style:paragraph-properties>
        <style:tab-stops>
          <style:tab-stop style:position="2.8445in"/>
        </style:tab-stops>
      </style:paragraph-properties>
      <style:text-properties officeooo:rsid="0044394d" officeooo:paragraph-rsid="008f3180"/>
    </style:style>
    <style:style style:name="P15" style:family="paragraph" style:parent-style-name="Standard">
      <style:text-properties officeooo:paragraph-rsid="0054f538"/>
    </style:style>
    <style:style style:name="P16" style:family="paragraph" style:parent-style-name="Standard">
      <style:text-properties officeooo:rsid="0057ec90" officeooo:paragraph-rsid="0057ec90"/>
    </style:style>
    <style:style style:name="P17" style:family="paragraph" style:parent-style-name="Standard">
      <style:text-properties officeooo:rsid="005fdd04" officeooo:paragraph-rsid="005fdd04"/>
    </style:style>
    <style:style style:name="P18" style:family="paragraph" style:parent-style-name="Standard">
      <style:text-properties officeooo:rsid="00605661" officeooo:paragraph-rsid="00605661"/>
    </style:style>
    <style:style style:name="P19" style:family="paragraph" style:parent-style-name="Standard">
      <style:text-properties officeooo:rsid="0061631d" officeooo:paragraph-rsid="0061631d"/>
    </style:style>
    <style:style style:name="P20" style:family="paragraph" style:parent-style-name="Standard">
      <style:text-properties officeooo:rsid="006320cd" officeooo:paragraph-rsid="006320cd"/>
    </style:style>
    <style:style style:name="P21" style:family="paragraph" style:parent-style-name="Standard">
      <style:text-properties officeooo:rsid="00642cd1" officeooo:paragraph-rsid="00642cd1" fo:background-color="#ffff00"/>
    </style:style>
    <style:style style:name="P22" style:family="paragraph" style:parent-style-name="Standard">
      <style:text-properties officeooo:rsid="00661458" officeooo:paragraph-rsid="00661458" fo:background-color="#ffff00"/>
    </style:style>
    <style:style style:name="P23" style:family="paragraph" style:parent-style-name="Standard">
      <style:text-properties officeooo:rsid="00661458" officeooo:paragraph-rsid="006be79f" fo:background-color="#ffff00"/>
    </style:style>
    <style:style style:name="P24" style:family="paragraph" style:parent-style-name="Standard">
      <style:text-properties officeooo:rsid="00676e9a" officeooo:paragraph-rsid="00676e9a" fo:background-color="#ffff00"/>
    </style:style>
    <style:style style:name="P25" style:family="paragraph" style:parent-style-name="Standard">
      <style:text-properties officeooo:rsid="006be79f" officeooo:paragraph-rsid="006be79f" fo:background-color="#ffff00"/>
    </style:style>
    <style:style style:name="P26" style:family="paragraph" style:parent-style-name="Standard">
      <style:text-properties officeooo:rsid="006dae3a" officeooo:paragraph-rsid="006dae3a"/>
    </style:style>
    <style:style style:name="P27" style:family="paragraph" style:parent-style-name="Standard">
      <style:text-properties officeooo:rsid="006fc756" officeooo:paragraph-rsid="006fc756"/>
    </style:style>
    <style:style style:name="P28" style:family="paragraph" style:parent-style-name="Standard">
      <style:text-properties officeooo:paragraph-rsid="007bab34"/>
    </style:style>
    <style:style style:name="P29" style:family="paragraph" style:parent-style-name="Standard">
      <style:text-properties fo:font-weight="bold" officeooo:rsid="00804775" officeooo:paragraph-rsid="00804775" style:font-weight-asian="bold" style:font-weight-complex="bold"/>
    </style:style>
    <style:style style:name="P30" style:family="paragraph" style:parent-style-name="Standard">
      <style:text-properties officeooo:rsid="008379c2" officeooo:paragraph-rsid="008379c2"/>
    </style:style>
    <style:style style:name="P31" style:family="paragraph" style:parent-style-name="Standard">
      <style:text-properties officeooo:paragraph-rsid="008633ff"/>
    </style:style>
    <style:style style:name="P32" style:family="paragraph" style:parent-style-name="Standard">
      <style:text-properties officeooo:paragraph-rsid="0086f13f"/>
    </style:style>
    <style:style style:name="P33" style:family="paragraph" style:parent-style-name="Standard">
      <style:text-properties officeooo:paragraph-rsid="00892cf2"/>
    </style:style>
    <style:style style:name="P34" style:family="paragraph" style:parent-style-name="Standard">
      <style:paragraph-properties>
        <style:tab-stops>
          <style:tab-stop style:position="2.8445in"/>
        </style:tab-stops>
      </style:paragraph-properties>
      <style:text-properties officeooo:paragraph-rsid="008ad2a9"/>
    </style:style>
    <style:style style:name="P35" style:family="paragraph" style:parent-style-name="Standard">
      <style:text-properties officeooo:rsid="008a51c3" officeooo:paragraph-rsid="008a51c3"/>
    </style:style>
    <style:style style:name="P36" style:family="paragraph" style:parent-style-name="Preformatted_20_Text">
      <style:text-properties officeooo:paragraph-rsid="004bc1f6"/>
    </style:style>
    <style:style style:name="P37" style:family="paragraph" style:parent-style-name="Preformatted_20_Text">
      <style:text-properties officeooo:rsid="004fa231" officeooo:paragraph-rsid="004fa231"/>
    </style:style>
    <style:style style:name="P38" style:family="paragraph" style:parent-style-name="Preformatted_20_Text">
      <style:text-properties officeooo:rsid="004fa231" officeooo:paragraph-rsid="00734181"/>
    </style:style>
    <style:style style:name="P39" style:family="paragraph" style:parent-style-name="Preformatted_20_Text">
      <style:text-properties officeooo:rsid="004fa231" officeooo:paragraph-rsid="00876a7e"/>
    </style:style>
    <style:style style:name="P40" style:family="paragraph" style:parent-style-name="Preformatted_20_Text">
      <style:text-properties officeooo:rsid="00518ba4" officeooo:paragraph-rsid="00518ba4"/>
    </style:style>
    <style:style style:name="P41" style:family="paragraph" style:parent-style-name="Preformatted_20_Text">
      <style:text-properties officeooo:rsid="00518ba4" officeooo:paragraph-rsid="00734181"/>
    </style:style>
    <style:style style:name="P42" style:family="paragraph" style:parent-style-name="Preformatted_20_Text">
      <style:text-properties officeooo:rsid="00518ba4" officeooo:paragraph-rsid="0086f13f"/>
    </style:style>
    <style:style style:name="P43" style:family="paragraph" style:parent-style-name="Preformatted_20_Text">
      <style:text-properties officeooo:rsid="00518ba4" officeooo:paragraph-rsid="00876a7e"/>
    </style:style>
    <style:style style:name="P44" style:family="paragraph" style:parent-style-name="Preformatted_20_Text">
      <style:text-properties officeooo:paragraph-rsid="004c27f3"/>
    </style:style>
    <style:style style:name="P45" style:family="paragraph" style:parent-style-name="Preformatted_20_Text">
      <style:text-properties officeooo:paragraph-rsid="00734181"/>
    </style:style>
    <style:style style:name="P46" style:family="paragraph" style:parent-style-name="Preformatted_20_Text">
      <style:text-properties officeooo:rsid="00743c87" officeooo:paragraph-rsid="00743c87"/>
    </style:style>
    <style:style style:name="P47" style:family="paragraph" style:parent-style-name="Preformatted_20_Text">
      <style:text-properties officeooo:paragraph-rsid="00876a7e"/>
    </style:style>
    <style:style style:name="P48" style:family="paragraph" style:parent-style-name="Preformatted_20_Text">
      <style:text-properties officeooo:rsid="0091a629" officeooo:paragraph-rsid="0091a629"/>
    </style:style>
    <style:style style:name="P49" style:family="paragraph" style:parent-style-name="Standard">
      <style:paragraph-properties fo:break-before="page"/>
      <style:text-properties fo:font-weight="bold" officeooo:rsid="00804775" officeooo:paragraph-rsid="005a7dce" style:font-weight-asian="bold" style:font-weight-complex="bold"/>
    </style:style>
    <style:style style:name="P50" style:family="paragraph" style:parent-style-name="Standard" style:list-style-name="L1"/>
    <style:style style:name="P51" style:family="paragraph" style:parent-style-name="Preformatted_20_Text">
      <style:text-properties officeooo:rsid="008a51c3" officeooo:paragraph-rsid="008a51c3"/>
    </style:style>
    <style:style style:name="P52" style:family="paragraph" style:parent-style-name="Preformatted_20_Text">
      <style:text-properties officeooo:rsid="0095a96e" officeooo:paragraph-rsid="0095a96e"/>
    </style:style>
    <style:style style:name="T1" style:family="text">
      <style:text-properties officeooo:rsid="0043b6aa"/>
    </style:style>
    <style:style style:name="T2" style:family="text">
      <style:text-properties officeooo:rsid="004572df"/>
    </style:style>
    <style:style style:name="T3" style:family="text">
      <style:text-properties officeooo:rsid="004bc1f6"/>
    </style:style>
    <style:style style:name="T4" style:family="text">
      <style:text-properties officeooo:rsid="004c27f3"/>
    </style:style>
    <style:style style:name="T5" style:family="text">
      <style:text-properties officeooo:rsid="004d841c"/>
    </style:style>
    <style:style style:name="T6" style:family="text">
      <style:text-properties officeooo:rsid="0055e9a7"/>
    </style:style>
    <style:style style:name="T7" style:family="text">
      <style:text-properties officeooo:rsid="005bb08d"/>
    </style:style>
    <style:style style:name="T8" style:family="text">
      <style:text-properties officeooo:rsid="00605661"/>
    </style:style>
    <style:style style:name="T9" style:family="text">
      <style:text-properties officeooo:rsid="00734181"/>
    </style:style>
    <style:style style:name="T10" style:family="text">
      <style:text-properties officeooo:rsid="008633ff"/>
    </style:style>
    <style:style style:name="T11" style:family="text">
      <style:text-properties officeooo:rsid="008787bd"/>
    </style:style>
    <style:style style:name="T12" style:family="text">
      <style:text-properties fo:font-variant="normal" fo:text-transform="none" fo:color="#212121" style:font-name="Segoe UI" fo:font-size="4.84999990463257pt" fo:letter-spacing="normal" fo:font-style="normal" fo:font-weight="normal"/>
    </style:style>
    <style:style style:name="T13" style:family="text">
      <style:text-properties officeooo:rsid="0093f809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en on SD card</text:p>
      <text:p text:style-name="Standard"><text:s/>Installing Xen Utils</text:p>
      <text:p text:style-name="Standard">apt-get install qemu-system-aarch64</text:p>
      <text:p text:style-name="Standard"/>
      <text:p text:style-name="Standard">Logfile produced at:</text:p>
      <text:p text:style-name="Standard"><text:s text:c="9"/>/var/log/xen-tools/XenGuest1.log</text:p>
      <text:p text:style-name="Standard"/>
      <text:p text:style-name="Standard">Installation Summary</text:p>
      <text:p text:style-name="Standard">---------------------</text:p>
      <text:p text:style-name="Standard">Hostname <text:s text:c="7"/>: <text:s/>XenGuest1</text:p>
      <text:p text:style-name="Standard">Distribution <text:s text:c="3"/>: <text:s/>jessie</text:p>
      <text:p text:style-name="Standard">MAC Address <text:s text:c="4"/>: <text:s/>00:16:3E:0F:D2:C9</text:p>
      <text:p text:style-name="Standard">IP Address(es) <text:s/>: <text:s/>dynamic</text:p>
      <text:p text:style-name="Standard">SSH Fingerprint : <text:s/>c8:97:d5:d0:24:39:0f:36:ca:12:53:77:c6:1c:a0:56 (DSA)</text:p>
      <text:p text:style-name="Standard">SSH Fingerprint : <text:s/>0b:55:05:f0:0c:ab:62:89:61:47:a7:22:e6:b5:8c:25 (ECDSA)</text:p>
      <text:p text:style-name="Standard">SSH Fingerprint : <text:s/>24:4a:2a:ca:48:f3:7c:45:51:87:07:f9:32:ff:7c:d4 (ED25519)</text:p>
      <text:p text:style-name="Standard">SSH Fingerprint : <text:s/>04:51:32:38:6e:47:a9:dd:e3:20:b1:c6:e3:bf:0a:ba (RSA)</text:p>
      <text:p text:style-name="Standard">Root Password <text:s text:c="2"/>: <text:s/>WFjNDCjxEsLZHMvedhgEBbs</text:p>
      <text:p text:style-name="Standard"/>
      <text:p text:style-name="Standard">Guest Kernel</text:p>
      <text:p text:style-name="Preformatted_20_Text">CONFIG_PARAVIRT_GUEST=y</text:p>
      <text:p text:style-name="Preformatted_20_Text">CONFIG_XEN=y</text:p>
      <text:p text:style-name="Preformatted_20_Text">CONFIG_XEN_BLKDEV_FRONTEND=y</text:p>
      <text:p text:style-name="Preformatted_20_Text">CONFIG_XEN_NETDEV_FRONTEND=y</text:p>
      <text:p text:style-name="Preformatted_20_Text">CONFIG_HVC_XEN=y</text:p>
      <text:p text:style-name="Standard"/>
      <text:p text:style-name="Standard">For routing</text:p>
      <text:p text:style-name="Standard">xen tools /etc/xen/xl.conf</text:p>
      <text:p text:style-name="Standard">vif.default.gatewaydev="wlan0”</text:p>
      <text:p text:style-name="Standard">vif.default.script="vif-route"</text:p>
      <text:p text:style-name="Standard"/>
      <text:p text:style-name="Standard">/etc/xen/xend-config.sxp</text:p>
      <text:p text:style-name="Standard">(network-script network-route)</text:p>
      <text:p text:style-name="Standard">(vif-script <text:s text:c="4"/>vif-route)</text:p>
      <text:p text:style-name="Standard"/>
      <text:p text:style-name="Standard">Phidias Linux 4.11rc3</text:p>
      <text:p text:style-name="Standard"><text:a xlink:type="simple" xlink:href="https://www.kernel.org/pub/linux/kernel/v4.x/" text:style-name="Internet_20_link" text:visited-style-name="Visited_20_Internet_20_Link">https://www.kernel.org/pub/linux/kernel/v4.x/</text:a></text:p>
      <text:p text:style-name="Standard">Logfile produced at:</text:p>
      <text:p text:style-name="Standard"><text:s text:c="9"/>/var/log/xen-tools/XenGuest1.log</text:p>
      <text:p text:style-name="Standard"/>
      <text:p text:style-name="Standard">Installation Summary</text:p>
      <text:p text:style-name="Standard">---------------------</text:p>
      <text:p text:style-name="Standard">Hostname <text:s text:c="7"/>: <text:s/>XenGuest1</text:p>
      <text:p text:style-name="Standard">Distribution <text:s text:c="3"/>: <text:s/>jessie</text:p>
      <text:p text:style-name="Standard">MAC Address <text:s text:c="4"/>: <text:s/>00:16:3E:0F:D2:C9</text:p>
      <text:p text:style-name="Standard">IP Address(es) <text:s/>: <text:s/>dynamic</text:p>
      <text:p text:style-name="Standard">SSH Fingerprint : <text:s/>de:0a:c6:2b:58:31:39:4b:02:d5:65:0c:e0:db:68:43 (DSA)</text:p>
      <text:p text:style-name="Standard">SSH Fingerprint : <text:s/>c2:b5:f3:89:37:c8:ca:81:33:89:22:e3:08:dd:ee:f5 (ECDSA)</text:p>
      <text:p text:style-name="Standard">SSH Fingerprint : <text:s/>91:f6:96:44:ff:8c:ba:d2:c9:77:2e:55:a6:98:d0:e1 (ED25519)</text:p>
      <text:p text:style-name="Standard">SSH Fingerprint : <text:s/>47:43:73:a2:99:c9:67:1b:ac:8f:31:be:a1:79:1b:e6 (RSA)</text:p>
      <text:p text:style-name="Standard">Root Password <text:s text:c="2"/>: <text:s/>UH3sAg7yKEFM2Agb3z7BpNy</text:p>
      <text:p text:style-name="Standard"><text:soft-page-break/></text:p>
      <text:p text:style-name="Standard">service xen stop</text:p>
      <text:p text:style-name="Standard">service xen start <text:s/>Ctl+c</text:p>
      <text:p text:style-name="Standard">service xen restart</text:p>
      <text:p text:style-name="Standard"/>
      <text:p text:style-name="Standard">Data.LOAD.ELf <text:s text:c="2"/>/home/amna/Thesis/96board_linux_checkout/linux/vmlinux /nocode </text:p>
      <text:p text:style-name="Standard"/>
      <text:p text:style-name="Standard">Data.LOAD.Elf /home/amna/Thesis/xen/xen/xen/xen-syms /nocode /noclear</text:p>
      <text:p text:style-name="Standard"/>
      <text:p text:style-name="Standard">DO /home/opt/t32/demo/arm64/hardware/hikey/start_a53_m.cmm</text:p>
      <text:p text:style-name="Standard"/>
      <text:p text:style-name="Standard">For ping problem</text:p>
      <text:p text:style-name="Standard">apt-get install inetutils-ping</text:p>
      <text:p text:style-name="Standard"/>
      <text:p text:style-name="Text_20_body">Add this to the kernel boot line - <text:span text:style-name="Source_20_Text">dom0_max_vcpus=1</text:span>.</text:p>
      <text:p text:style-name="Text_20_body">To force dom0 to also run on a single pcpu also add <text:span text:style-name="Source_20_Text">dom0_vcpus_pin</text:span>.</text:p>
      <text:p text:style-name="Text_20_body">To try on an active system without a Reboot, use the following commands -</text:p>
      <text:p text:style-name="Preformatted_20_Text"># xl vcpu-set 0 1 </text:p>
      <text:p text:style-name="Preformatted_20_Text"># xl vcpu-pin 0 0 0</text:p>
      <text:p text:style-name="Standard">in xen.cfg </text:p>
      <text:p text:style-name="Standard">dom0_max_vcpus=1 dom0_vcpus_pin</text:p>
      <text:p text:style-name="Standard"/>
      <text:p text:style-name="Standard">Buiding Phidias</text:p>
      <text:p text:style-name="Standard">linux-4.11-rc2 # make ARCH=arm64 CROSS_COMPILE=aarch64-linux-gnu- Image hisilicon/hi6220-hikey.dtb</text:p>
      <text:p text:style-name="Standard">For making initrd image, follow the commands:</text:p>
      <text:p text:style-name="P1">cd source_folder/<text:line-break/><text:line-break/>find . | cpio -H newc -o &gt; ../initramfs.cpio<text:line-break/><text:line-break/>cd ..<text:line-break/><text:line-break/>cat initramfs.cpio | gzip &gt; initramfs.igz<text:line-break/><text:line-break/>Don't forget to adjust the size of the new initramfs file in the dtb.</text:p>
      <text:p text:style-name="P7">du -b initramfs.igz </text:p>
      <text:p text:style-name="P3">148865075</text:p>
      <text:p text:style-name="P2"><text:line-break/><text:line-break/>You can decompile a dtb with: dtc -I dtb -O dts -o source.dts binary.dtb<text:line-break/><text:line-break/>To compile the source again into a dtb, use: dtc -I dts -O dtb -o<text:line-break/>binary.dtb source.dts</text:p>
      <text:p text:style-name="P2"/>
      <text:p text:style-name="P4">root@amna-ThinkPad-E460:/home/amna/Thesis/Phidias_access# dtc -I dtb -O dts -o hi6220new.dts hi6220new.dtb </text:p>
      <text:p text:style-name="P5">linux,initrd-end = &lt;0x0 0x12DF8033&gt;; <text:s/><text:span text:style-name="T1">old linux,initrd-end = &lt;0x0 0xa199000</text:span></text:p>
      <text:p text:style-name="P5"/>
      <text:p text:style-name="P6"><text:soft-page-break/><text:s text:c="4"/>&lt;!-- file id="linux_kernel" href="/work/hikey/Image-3.18.0-linaro-hikey" / --&gt;</text:p>
      <text:p text:style-name="P6"><text:s text:c="4"/>&lt;file id="linux_kernel" href="/home/amna/Thesis/Linux_4.11-rc2/linux-4.11-rc2</text:p>
      <text:p text:style-name="P6">/arch/arm64/boot/Image" /&gt;</text:p>
      <text:p text:style-name="P6"><text:s text:c="4"/>&lt;file id="linux_ramdisk" href="/home/amna/Thesis/Linux_4.11-rc2/initramfs.igz" /&gt;</text:p>
      <text:p text:style-name="P6"><text:s text:c="4"/>&lt;file id="linux_dtb" href="/home/amna/Thesis/Phidias_access/hi6220new.dtb" /&gt;</text:p>
      <text:p text:style-name="P8">In scenario.xml add ccprefix<text:span text:style-name="T2">=”aarch64-linux-gnu-”</text:span></text:p>
      <text:p text:style-name="P8"/>
      <text:p text:style-name="P16"><text:s text:c="4"/>&lt;file id="linux_kernel" href="/home/amna/Thesis/Phidias_access/Image" /&gt;</text:p>
      <text:p text:style-name="P16"><text:s text:c="4"/>&lt;file id="linux_ramdisk" href="/home/amna/Thesis/Phidias_access/arm64.sq" /&gt;</text:p>
      <text:p text:style-name="P16"><text:s text:c="4"/>&lt;file id="linux_dtb" href="/home/amna/Thesis/Phidias_access/hi6220new.dtb" /&gt;</text:p>
      <text:p text:style-name="P9"><text:s/>make ARCH=arm64 CROSS_COMPILE=aarch64-linux-gnu- Image hisilicon/hi6220-hikey.dtb</text:p>
      <text:p text:style-name="Standard"/>
      <text:p text:style-name="P36">setenv ipaddr <text:span text:style-name="T3">130.149.39.61</text:span></text:p>
      <text:p text:style-name="P44">setenv serverip <text:span text:style-name="T4">130.149.39.71</text:span></text:p>
      <text:p text:style-name="Preformatted_20_Text">setenv netmask 255.255.<text:span text:style-name="T5">255</text:span>.0</text:p>
      <text:p text:style-name="P37">tftp 0x10008000 image</text:p>
      <text:p text:style-name="P40">go 0x10008000</text:p>
      <text:p text:style-name="P40"/>
      <text:p text:style-name="P46">Home</text:p>
      <text:p text:style-name="P45">setenv ipaddr <text:span text:style-name="T3">192.168.2.110</text:span></text:p>
      <text:p text:style-name="P45">setenv serverip <text:span text:style-name="T9">192.168.2.105</text:span></text:p>
      <text:p text:style-name="P45">setenv netmask 255.255.<text:span text:style-name="T5">255</text:span>.0</text:p>
      <text:p text:style-name="P38">tftp 0x10008000 image</text:p>
      <text:p text:style-name="P41">go 0x10008000</text:p>
      <text:p text:style-name="P40"/>
      <text:p text:style-name="P40"/>
      <text:p text:style-name="P8"/>
      <text:p text:style-name="P28">Data.LOAD.ELf <text:s text:c="2"/><text:span text:style-name="T7">/home/amna/Thesis/Linux_4.11/linux-4.11-rc2</text:span>/vmlinux /nocode </text:p>
      <text:p text:style-name="P15"/>
      <text:p text:style-name="P10">Data.LOAD.Elf <text:span text:style-name="T6">/home/amna/Thesis/phidias/build_amna/phidias.elf</text:span> /nocode /noclear</text:p>
      <text:p text:style-name="P12">Data.LOAD.Elf <text:span text:style-name="T8">/home/amna/Thesis/phidias/lwip/build/lwip </text:span>/nocode /noclear</text:p>
      <text:p text:style-name="P10"/>
      <text:p text:style-name="Standard">9709709 is 0x94288D<text:line-break/><text:line-break/>        linux,initrd-start = &lt;0x0 0xa000000&gt;;<text:line-break/>        linux,initrd-end = &lt;0x0 0xa94288D&gt;; <text:line-break/><text:line-break/>Then recompile the dtb<text:line-break/>dtc -I dts -O dtb -o hi6220new.dtb hi6220new.dts</text:p>
      <text:p text:style-name="Standard"/>
      <text:p text:style-name="P17">Build4 for one guest</text:p>
      <text:p text:style-name="P17">Build5 for lwip</text:p>
      <text:p text:style-name="P17"/>
      <text:p text:style-name="P27">in</text:p>
      <text:p text:style-name="P11"/>
      <text:p text:style-name="P18"/>
      <text:p text:style-name="P21">PC=0x40010000</text:p>
      <text:p text:style-name="P23">data.dump 0x40010000 <text:s/></text:p>
      <text:p text:style-name="P25">In memory list__lwip_phidias_start</text:p>
      <text:p text:style-name="P22"/>
      <text:p text:style-name="P24">Lwip Nested Prefetch Abort</text:p>
      <text:p text:style-name="P24"/>
      <text:p text:style-name="P26">Nested Prefetch Abort</text:p>
      <text:p text:style-name="P26"><text:soft-page-break/>Guest fault at 200 (-&gt; 200)</text:p>
      <text:p text:style-name="P26">PSTATE/PC: 3c5/200</text:p>
      <text:p text:style-name="P26">GPREGS: 0000000000008000 0000000000000000 0000000000000000 0000000000000000</text:p>
      <text:p text:style-name="P26"><text:s text:c="8"/>0000000000000000 0000000000000000 0000000000000000 0000000000000000</text:p>
      <text:p text:style-name="P26"><text:s text:c="8"/>0000000000000000 0000000000000000 0000000000000000 0000000000000000</text:p>
      <text:p text:style-name="P26"><text:s text:c="8"/>0000000000000000 0000000000000000 0000000000000000 0000000000000000</text:p>
      <text:p text:style-name="P26"><text:s text:c="8"/>0000000000000000 0000000000000000 0000000000000000 0000000000000000</text:p>
      <text:p text:style-name="P26"><text:s text:c="8"/>0000000000000000 0000000000000000 0000000000000000 0000000000000000</text:p>
      <text:p text:style-name="P26"><text:s text:c="8"/>0000000000000000 0000000000000000 0000000000000000 0000000000000000</text:p>
      <text:p text:style-name="P26"><text:s text:c="8"/>0000000000000000 0000000000000000 0000000000000000 0000000000000000</text:p>
      <text:p text:style-name="P26">EL1 State: 40010000 1c5 2000000 0</text:p>
      <text:p text:style-name="P26">Current Paging Controls: 30d00800 0 0 0</text:p>
      <text:p text:style-name="P26">UNKNOWN Guest Fault: [200/5/??]</text:p>
      <text:p text:style-name="P26">PSTATE/PC: 3c5/200</text:p>
      <text:p text:style-name="P26">GPREGS: 0000000000008000 0000000000000000 0000000000000000 0000000000000000</text:p>
      <text:p text:style-name="P26"><text:s text:c="8"/>0000000000000000 0000000000000000 0000000000000000 0000000000000000</text:p>
      <text:p text:style-name="P26"><text:s text:c="8"/>0000000000000000 0000000000000000 000000</text:p>
      <text:p text:style-name="P26"/>
      <text:p text:style-name="P26"/>
      <text:p text:style-name="P26"/>
      <text:p text:style-name="P26"/>
      <text:p text:style-name="P26"/>
      <text:p text:style-name="P20">Lauterbach MMU</text:p>
      <text:p text:style-name="P19"><text:s/>SYStem.Option MMUSPACES ON <text:s/></text:p>
      <text:p text:style-name="P19"><text:s/>print "initializing debugger MMU..."</text:p>
      <text:p text:style-name="P19"><text:s/>MMU.FORMAT LINUX swapper_pg_dir 0xFFFFFFC000000000--0xFFFFFFDF00000000 0x0000000080000000</text:p>
      <text:p text:style-name="P19"><text:s/></text:p>
      <text:p text:style-name="P19"><text:s/>; prepare debugger translation </text:p>
      <text:p text:style-name="P19"><text:s/>TRANSLATION.COMMON 0xFFFFFFBF00000000--0ffffffffffffffff <text:s text:c="11"/>; common area for kernel and processes</text:p>
      <text:p text:style-name="P19"><text:s/>TRANSLATION.TableWalk ON <text:s text:c="2"/>; debugger uses a table walk to decode virtual addresses</text:p>
      <text:p text:style-name="P19"><text:s/>TRANSlation.ON <text:s/></text:p>
      <text:p text:style-name="P19"/>
      <text:p text:style-name="P30">Extract ramdisk</text:p>
      <text:p text:style-name="Preformatted_20_Text"># gzip -d file.cpio.gz</text:p>
      <text:p text:style-name="Standard"># cpio -idm &lt; file.cpio</text:p>
      <text:p text:style-name="Standard"/>
      <text:p text:style-name="Standard"/>
      <text:p text:style-name="P30">Make ramdisk</text:p>
      <text:p text:style-name="P31">cd source_folder/<text:line-break/><text:line-break/>find . | cpio -H newc -o &gt; ../<text:bookmark text:name="0.9635413388770686"/>initramfs.cpio<text:line-break/><text:line-break/>cd ..<text:line-break/><text:line-break/>cat<text:bookmark text:name="0.7697005473491372"/> initramfs.cpio | gzip &gt;<text:bookmark text:name="0.3422672185210871"/> <text:span text:style-name="T10">initramfs-debug.gz</text:span></text:p>
      <text:p text:style-name="Standard"/>
      <text:p text:style-name="P47">setenv ipaddr <text:span text:style-name="T3">130.149.39.61</text:span></text:p>
      <text:p text:style-name="P47">setenv serverip <text:span text:style-name="T4">130.149.39.71</text:span></text:p>
      <text:p text:style-name="P47">setenv netmask 255.255.<text:span text:style-name="T5">255</text:span>.0</text:p>
      <text:p text:style-name="P39"><text:soft-page-break/>tftp 0x10008000 image</text:p>
      <text:p text:style-name="P43">go 0x10008000</text:p>
      <text:p text:style-name="P42"/>
      <text:p text:style-name="P42"/>
      <text:p text:style-name="P13"/>
      <text:p text:style-name="P32">Data.LOAD.ELf <text:s text:c="2"/><text:span text:style-name="T7">/home/amna/Thesis/Linux_4.11/linux-4.11-rc2</text:span>/vmlinux /nocode </text:p>
      <text:p text:style-name="P32"/>
      <text:p text:style-name="P13">Data.LOAD.Elf <text:span text:style-name="T6">/home/amna/Thesis/phidias/build_amna/phidias.elf</text:span> /nocode /noclear</text:p>
      <text:p text:style-name="P14">Data.LOAD.Elf <text:s/>/home/amna/Thesis/ramdisk/trigger/testinit.o /nocode /noclear</text:p>
      <text:p text:style-name="P13">Data.LOAD.Elf <text:span text:style-name="T8">/home/amna/Thesis/phidias/lwip/build/lwip </text:span>/nocode /noclear</text:p>
      <text:p text:style-name="P13"/>
      <text:p text:style-name="P34">9709709 is 0x94288D<text:line-break/><text:line-break/>        linux,initrd-start = &lt;0x0 0xa000000&gt;;<text:line-break/>        linux,initrd-end = &lt;0x0 0xa94288D&gt;; <text:line-break/><text:line-break/>Then recompile the dtb<text:line-break/>dtc -I dts -O dtb -o hi6220new<text:span text:style-name="T11">1</text:span>.dtb hi6220new<text:span text:style-name="T11">1</text:span>.dts</text:p>
      <text:p text:style-name="P32"/>
      <text:p text:style-name="P33">make ARCH=arm64 CROSS_COMPILE=aarch64-linux-gnu- Image</text:p>
      <text:p text:style-name="P33"/>
      <text:p text:style-name="P33"/>
      <text:p text:style-name="P33"/>
      <text:p text:style-name="P35">mkdir /lib/modules/4.11.0-rc2</text:p>
      <text:p text:style-name="P35"/>
      <text:p text:style-name="P48">For initrd.img</text:p>
      <text:p text:style-name="Preformatted_20_Text"><text:span text:style-name="Source_20_Text">zcat /boot/initrd-2.6.18-164.6.1.el5.img | cpio -idmv</text:span></text:p>
      <text:list xml:id="list8456693908144156611" text:style-name="L1">
        <text:list-item>
          <text:p text:style-name="P50">Edit the contents (if needed)</text:p>
        </text:list-item>
        <text:list-item>
          <text:p text:style-name="P50">Finally <text:span text:style-name="Source_20_Text">repack and compres</text:span><text:span text:style-name="Source_20_Text"><text:span text:style-name="T13">s </text:span></text:span>the <text:span text:style-name="Source_20_Text">initrd </text:span>image:</text:p>
        </text:list-item>
      </text:list>
      <text:p text:style-name="Text_20_body"><text:a xlink:type="simple" xlink:href="https://access.redhat.com/solutions/24029#" text:style-name="Internet_20_link" text:visited-style-name="Visited_20_Internet_20_Link">Raw</text:a></text:p>
      <text:p text:style-name="Preformatted_20_Text"><text:span text:style-name="Source_20_Text"># find . | cpio -o -c | gzip -9 &gt; /boot/test.img</text:span></text:p>
      <text:p text:style-name="P51"/>
      <text:p text:style-name="P51"/>
      <text:p text:style-name="P52">Dumping FDT</text:p>
      <text:p text:style-name="P52"><text:span text:style-name="T12">Linux Guest while </text:span><text:line-break/><text:span text:style-name="T12">&gt; booting Domain 0.</text:span><text:line-break/><text:span text:style-name="T12">&gt; </text:span><text:line-break/><text:span text:style-name="T12">&gt; </text:span><text:line-break/><text:span text:style-name="T12">&gt; I want to see flattened device tree created by Xen by remapping I/O and </text:span><text:line-break/><text:span text:style-name="T12">&gt; IRQs for Guest.</text:span><text:line-break/><text:span text:style-name="T12">&gt; </text:span><text:line-break/><text:span text:style-name="T12">&gt; </text:span><text:line-break/><text:span text:style-name="T12">&gt; Is there a simple API to dump the flattened device?</text:span><text:line-break/><text:line-break/><text:span text:style-name="T12">I am not sure there is a facility in the Linux kernel to dump the </text:span><text:line-break/><text:span text:style-name="T12">device-tree. However, you can do it from the user space with:</text:span><text:line-break/><text:line-break/><text:span text:style-name="T12">dtc -I fs /proc/device-tree -O dts</text:span><text:line-break/><text:line-break/><text:span text:style-name="T12">Cheers,</text:span></text:p>
      <text:p text:style-name="P4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Overpass" svg:font-family="Overpass, 'Open Sans', Helvetica, sans-serif"/>
    <style:font-face style:name="Segoe UI" svg:font-family="'Segoe UI', 'Segoe WP', 'Segoe UI WPC', Tahom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3:06:43.160777431</meta:creation-date>
    <dc:date>2017-07-14T16:46:39.309244895</dc:date>
    <meta:editing-duration>P2DT13H10M15S</meta:editing-duration>
    <meta:editing-cycles>124</meta:editing-cycles>
    <meta:generator>LibreOffice/5.1.6.2$Linux_X86_64 LibreOffice_project/10m0$Build-2</meta:generator>
    <meta:document-statistic meta:table-count="0" meta:image-count="0" meta:object-count="0" meta:page-count="6" meta:paragraph-count="152" meta:word-count="740" meta:character-count="7195" meta:non-whitespace-character-count="6333"/>
  </office:meta>
</office:document-meta>
</file>